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Geneva" svg:font-family="Geneva" style:font-pitch="variable"/>
    <style:font-face style:name="Century Schoolbook L" svg:font-family="'Century Schoolbook L'" style:font-adornments="Roman" style:font-family-generic="roman" style:font-pitch="variable"/>
    <style:font-face style:name="Century Schoolbook L2" svg:font-family="'Century Schoolbook L'" style:font-adornments="斜体" style:font-family-generic="roman" style:font-pitch="variable"/>
    <style:font-face style:name="IPA P明朝" svg:font-family="'IPA P明朝'" style:font-family-generic="roman" style:font-pitch="variable"/>
    <style:font-face style:name="Century Schoolbook L1" svg:font-family="'Century Schoolbook L'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fo:font-weight="normal"/>
    </style:style>
    <style:style style:name="P2" style:family="paragraph" style:parent-style-name="Standard">
      <style:text-properties fo:color="#0000ff" style:font-name="Century Schoolbook L" fo:font-size="16pt" fo:font-weight="normal" style:font-size-asian="16pt" style:font-size-complex="16pt"/>
    </style:style>
    <style:style style:name="P3" style:family="paragraph" style:parent-style-name="Standard">
      <style:text-properties style:font-name="IPA明朝" fo:font-size="20pt" fo:font-weight="normal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/>
    </style:style>
    <style:style style:name="P5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fo:background-color="#ffffff"/>
    </style:style>
    <style:style style:name="P6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fo:background-color="#ffffcc"/>
    </style:style>
    <style:style style:name="P7" style:family="paragraph" style:parent-style-name="Standard">
      <style:paragraph-properties fo:background-color="#ffffcc">
        <style:background-image/>
      </style:paragraph-properties>
      <style:text-properties style:font-name="IPA明朝" fo:font-weight="normal" fo:background-color="#ffffcc"/>
    </style:style>
    <style:style style:name="P8" style:family="paragraph" style:parent-style-name="Standard">
      <style:paragraph-properties fo:background-color="#ffffcc">
        <style:background-image/>
      </style:paragraph-properties>
      <style:text-properties style:font-name="Century Schoolbook L1" fo:font-weight="normal" fo:background-color="#ffffcc"/>
    </style:style>
    <style:style style:name="P9" style:family="paragraph" style:parent-style-name="Standard">
      <style:paragraph-properties fo:background-color="#ffffcc">
        <style:background-image/>
      </style:paragraph-properties>
      <style:text-properties fo:color="#000000" style:font-name="Century Schoolbook L" fo:font-size="12pt" fo:font-weight="normal" fo:background-color="#ffffcc" style:font-name-asian="Century Schoolbook L1" style:font-size-asian="12pt" style:font-size-complex="12pt"/>
    </style:style>
    <style:style style:name="P10" style:family="paragraph" style:parent-style-name="Standard">
      <style:paragraph-properties fo:background-color="#ffffcc">
        <style:background-image/>
      </style:paragraph-properties>
      <style:text-properties fo:color="#000000" style:font-name="Century Schoolbook L" fo:font-size="12pt" fo:font-style="normal" fo:font-weight="normal" fo:background-color="#ffffcc" style:font-name-asian="Geneva" style:font-size-asian="12pt" style:font-name-complex="Geneva" style:font-size-complex="12pt"/>
    </style:style>
    <style:style style:name="P11" style:family="paragraph" style:parent-style-name="Standard">
      <style:paragraph-properties fo:background-color="#ffffcc">
        <style:background-image/>
      </style:paragraph-properties>
      <style:text-properties fo:color="#000000" style:font-name="Century Schoolbook L" fo:font-size="8pt" fo:font-style="normal" fo:font-weight="normal" fo:background-color="#ffffcc" style:font-name-asian="Geneva" style:font-size-asian="8pt" style:font-name-complex="Geneva" style:font-size-complex="8pt"/>
    </style:style>
    <style:style style:name="P12" style:family="paragraph" style:parent-style-name="Standard">
      <style:paragraph-properties fo:background-color="#ffffcc">
        <style:background-image/>
      </style:paragraph-properties>
      <style:text-properties fo:color="#000000" style:font-name="Century Schoolbook L1" fo:font-size="12pt" fo:font-weight="normal" fo:background-color="#ffffcc" style:font-name-asian="Century Schoolbook L1" style:font-size-asian="12pt" style:font-size-complex="12pt"/>
    </style:style>
    <style:style style:name="P13" style:family="paragraph" style:parent-style-name="Standard">
      <style:paragraph-properties fo:background-color="#ffffcc">
        <style:background-image/>
      </style:paragraph-properties>
      <style:text-properties fo:color="#000000" style:font-name="Century Schoolbook L2" fo:font-size="12pt" fo:font-style="normal" fo:font-weight="normal" fo:background-color="#ffffcc" style:font-name-asian="Geneva" style:font-size-asian="12pt" style:font-name-complex="Geneva" style:font-size-complex="12pt"/>
    </style:style>
    <style:style style:name="P14" style:family="paragraph" style:parent-style-name="Standard">
      <style:paragraph-properties fo:background-color="#ffffff">
        <style:background-image/>
      </style:paragraph-properties>
      <style:text-properties style:font-name="Century Schoolbook L" fo:font-weight="normal"/>
    </style:style>
    <style:style style:name="P15" style:family="paragraph" style:parent-style-name="Standard">
      <style:paragraph-properties fo:background-color="#ffffff">
        <style:background-image/>
      </style:paragraph-properties>
      <style:text-properties style:font-name="Century Schoolbook L" fo:font-weight="normal" fo:background-color="#ffffff"/>
    </style:style>
    <style:style style:name="P16" style:family="paragraph" style:parent-style-name="Standard">
      <style:paragraph-properties fo:background-color="#ffffff">
        <style:background-image/>
      </style:paragraph-properties>
      <style:text-properties fo:color="#0000ff" style:font-name="Century Schoolbook L" fo:font-weight="normal" fo:background-color="#ffffff"/>
    </style:style>
    <style:style style:name="P17" style:family="paragraph" style:parent-style-name="Standard">
      <style:paragraph-properties fo:background-color="#ffffff">
        <style:background-image/>
      </style:paragraph-properties>
      <style:text-properties fo:color="#0000ff" style:font-name="Century Schoolbook L" fo:font-size="16pt" fo:font-weight="normal" style:font-size-asian="16pt" style:font-size-complex="16pt"/>
    </style:style>
    <style:style style:name="P18" style:family="paragraph" style:parent-style-name="Standard">
      <style:paragraph-properties fo:background-color="#ffffff">
        <style:background-image/>
      </style:paragraph-properties>
      <style:text-properties fo:color="#0000ff" style:font-name="Century Schoolbook L" fo:font-size="16pt" fo:font-weight="normal" fo:background-color="#ffffff" style:font-size-asian="16pt" style:font-size-complex="16pt"/>
    </style:style>
    <style:style style:name="P19" style:family="paragraph" style:parent-style-name="Standard">
      <style:paragraph-properties fo:background-color="#ffffff">
        <style:background-image/>
      </style:paragraph-properties>
      <style:text-properties fo:color="#0000ff" style:font-name="Century Schoolbook L" fo:font-size="16pt" fo:font-weight="normal" fo:background-color="#ffffff" style:font-name-asian="Century Schoolbook L1" style:font-size-asian="16pt" style:font-size-complex="16pt"/>
    </style:style>
    <style:style style:name="P20" style:family="paragraph" style:parent-style-name="Standard">
      <style:paragraph-properties fo:background-color="#ffffff">
        <style:background-image/>
      </style:paragraph-properties>
      <style:text-properties fo:color="#0000ff" style:font-name="Century Schoolbook L" fo:font-size="12pt" fo:font-weight="normal" fo:background-color="#ffffff" style:font-name-asian="Century Schoolbook L1" style:font-size-asian="12pt" style:font-size-complex="12pt"/>
    </style:style>
    <style:style style:name="P21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" fo:font-size="12pt" fo:font-weight="normal" fo:background-color="#ffffff" style:font-name-asian="Century Schoolbook L1" style:font-size-asian="12pt" style:font-size-complex="12pt"/>
    </style:style>
    <style:style style:name="P22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2" fo:font-size="12pt" fo:font-style="normal" fo:font-weight="normal" fo:background-color="#ffffff" style:font-name-asian="Geneva" style:font-size-asian="12pt" style:font-name-complex="Geneva" style:font-size-complex="12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#ffffff">
        <style:background-image/>
      </style:paragraph-properties>
      <style:text-properties fo:color="#000000" style:font-name="Century Schoolbook L2" fo:font-size="12pt" fo:font-style="normal" fo:font-weight="normal" fo:background-color="#ffffff" style:font-name-asian="Geneva" style:font-size-asian="12pt" style:font-name-complex="Geneva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#ffffff">
        <style:background-image/>
      </style:paragraph-properties>
      <style:text-properties fo:color="#000000" style:font-name="Century Schoolbook L2" fo:font-size="12pt" fo:font-style="normal" fo:font-weight="normal" fo:background-color="#ffffff" style:font-name-asian="Geneva" style:font-size-asian="12pt" style:font-style-asian="normal" style:font-name-complex="Geneva" style:font-size-complex="12pt" style:font-style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#ffffff">
        <style:background-image/>
      </style:paragraph-properties>
      <style:text-properties fo:color="#0000ff" style:font-name="Century Schoolbook L2" fo:font-size="16pt" fo:font-style="normal" fo:font-weight="normal" fo:background-color="#ffffff" style:font-name-asian="Geneva" style:font-size-asian="16pt" style:font-style-asian="normal" style:font-name-complex="Geneva" style:font-size-complex="16pt" style:font-style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Century Schoolbook L2" fo:font-size="12pt" fo:font-style="normal" fo:font-weight="normal" style:font-name-asian="Geneva" style:font-size-asian="12pt" style:font-name-complex="Geneva" style:font-size-complex="12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#ffffcc">
        <style:background-image/>
      </style:paragraph-properties>
      <style:text-properties fo:color="#000000" style:font-name="Century Schoolbook L2" fo:font-size="12pt" fo:font-style="normal" fo:font-weight="normal" style:font-name-asian="Geneva" style:font-size-asian="12pt" style:font-name-complex="Geneva" style:font-size-complex="12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#ffffcc">
        <style:background-image/>
      </style:paragraph-properties>
      <style:text-properties fo:color="#000000" style:font-name="Century Schoolbook L2" fo:font-size="12pt" fo:font-style="normal" fo:font-weight="normal" fo:background-color="#ffffcc" style:font-name-asian="Geneva" style:font-size-asian="12pt" style:font-name-complex="Geneva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#ffffcc">
        <style:background-image/>
      </style:paragraph-properties>
      <style:text-properties fo:color="#000000" style:font-name="Century Schoolbook L2" fo:font-size="12pt" fo:font-style="normal" fo:font-weight="normal" fo:background-color="#ffffcc" style:font-name-asian="Geneva" style:font-size-asian="12pt" style:font-style-asian="normal" style:font-name-complex="Geneva" style:font-size-complex="12pt" style:font-style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#ffffcc">
        <style:background-image/>
      </style:paragraph-properties>
      <style:text-properties fo:color="#000000" style:font-name="Century Schoolbook L2" fo:font-size="12pt" fo:font-style="normal" fo:font-weight="normal" fo:background-color="#ffffcc" style:font-name-asian="IPA明朝" style:font-size-asian="12pt" style:font-name-complex="Geneva" style:font-size-complex="12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#ffffcc">
        <style:background-image/>
      </style:paragraph-properties>
      <style:text-properties fo:color="#000000" style:font-name="Century Schoolbook L1" fo:font-size="8pt" fo:font-style="normal" fo:font-weight="normal" fo:background-color="#ffffcc" style:font-name-asian="Century Schoolbook L1" style:font-size-asian="8pt" style:font-name-complex="Geneva" style:font-size-complex="8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#ffffcc">
        <style:background-image/>
      </style:paragraph-properties>
      <style:text-properties fo:color="#000000" style:font-name="IPA明朝" fo:font-size="12pt" fo:font-style="normal" fo:font-weight="normal" fo:background-color="#ffffcc" style:font-name-asian="IPA明朝" style:font-size-asian="12pt" style:font-name-complex="Geneva" style:font-size-complex="12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#ffffcc">
        <style:background-image/>
      </style:paragraph-properties>
      <style:text-properties fo:color="#000000" style:font-name="IPA明朝" fo:font-size="8pt" fo:font-style="normal" fo:font-weight="normal" fo:background-color="#ffffcc" style:font-name-asian="IPA明朝" style:font-size-asian="8pt" style:font-name-complex="Geneva" style:font-size-complex="8p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#ffffcc">
        <style:background-image/>
      </style:paragraph-properties>
      <style:text-properties fo:color="#000000" style:font-name="Century Schoolbook L" fo:font-size="12pt" fo:font-style="normal" fo:font-weight="normal" fo:background-color="#ffffcc" style:font-name-asian="Geneva" style:font-size-asian="12pt" style:font-name-complex="Geneva" style:font-size-complex="12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#ffffcc">
        <style:background-image/>
      </style:paragraph-properties>
      <style:text-properties fo:color="#000000" style:font-name="Century Schoolbook L" fo:font-size="8pt" fo:font-style="normal" fo:font-weight="normal" fo:background-color="#ffffcc" style:font-name-asian="Geneva" style:font-size-asian="8pt" style:font-name-complex="Geneva" style:font-size-complex="8p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#ffffff">
        <style:background-image/>
      </style:paragraph-properties>
      <style:text-properties fo:color="#000000" style:font-name="Century Schoolbook L2" fo:font-size="12pt" fo:font-style="normal" fo:font-weight="normal" fo:background-color="#ffffff" style:font-name-asian="Geneva" style:font-size-asian="12pt" style:font-name-complex="Geneva" style:font-size-complex="12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#ffffff">
        <style:background-image/>
      </style:paragraph-properties>
      <style:text-properties fo:color="#0000ff" style:font-name="Century Schoolbook L2" fo:font-size="16pt" fo:font-style="normal" fo:font-weight="normal" fo:background-color="#ffffff" style:font-name-asian="Geneva" style:font-size-asian="16pt" style:font-style-asian="normal" style:font-name-complex="Geneva" style:font-size-complex="16pt" style:font-style-complex="normal"/>
    </style:style>
    <style:style style:name="P38" style:family="paragraph" style:parent-style-name="Standard">
      <style:text-properties style:text-line-through-style="solid" style:text-line-through-type="double" style:font-name="Century Schoolbook L1" fo:font-weight="normal"/>
    </style:style>
    <style:style style:name="P39" style:family="paragraph" style:parent-style-name="Standard">
      <style:paragraph-properties fo:background-color="#ffffff">
        <style:background-image/>
      </style:paragraph-properties>
      <style:text-properties style:font-name="Century Schoolbook L" fo:font-weight="normal" officeooo:rsid="00141d5f" officeooo:paragraph-rsid="00141d5f"/>
    </style:style>
    <style:style style:name="P40" style:family="paragraph" style:parent-style-name="Standard">
      <style:paragraph-properties fo:background-color="#ffffff">
        <style:background-image/>
      </style:paragraph-properties>
      <style:text-properties style:font-name="Century Schoolbook L" fo:font-weight="normal" fo:background-color="#ffffff"/>
    </style:style>
    <style:style style:name="P41" style:family="paragraph" style:parent-style-name="Standard">
      <style:paragraph-properties fo:background-color="#ffffff">
        <style:background-image/>
      </style:paragraph-properties>
      <style:text-properties fo:color="#0000ff" style:font-name="Century Schoolbook L" fo:font-size="16pt" fo:font-weight="normal" style:font-size-asian="16pt" style:font-size-complex="16pt"/>
    </style:style>
    <style:style style:name="P42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" fo:font-size="12pt" fo:font-weight="normal" fo:background-color="#ffffff" style:font-name-asian="Century Schoolbook L1" style:font-size-asian="12pt" style:font-size-complex="12pt"/>
    </style:style>
    <style:style style:name="P43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" fo:font-size="16pt" fo:font-style="normal" fo:font-weight="normal" fo:background-color="#ffffff" style:font-name-asian="Century Schoolbook L1" style:font-size-asian="16pt" style:font-style-asian="normal" style:font-size-complex="16pt" style:font-style-complex="normal"/>
    </style:style>
    <style:style style:name="P44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" fo:font-size="16pt" fo:font-weight="normal" fo:background-color="#ffffff" style:font-name-asian="Century Schoolbook L1" style:font-size-asian="16pt" style:font-size-complex="16pt"/>
    </style:style>
    <style:style style:name="P45" style:family="paragraph" style:parent-style-name="Standard">
      <style:paragraph-properties fo:background-color="#ffffcc">
        <style:background-image/>
      </style:paragraph-properties>
      <style:text-properties fo:color="#000000" style:font-name="Century Schoolbook L" fo:font-size="12pt" fo:font-weight="normal" fo:background-color="#ffffcc" style:font-name-asian="Century Schoolbook L1" style:font-size-asian="12pt" style:font-size-complex="12pt"/>
    </style:style>
    <style:style style:name="P46" style:family="paragraph" style:parent-style-name="Standard">
      <style:paragraph-properties fo:background-color="#ffffcc">
        <style:background-image/>
      </style:paragraph-properties>
      <style:text-properties fo:color="#000000" style:font-name="Century Schoolbook L" fo:font-size="12pt" fo:font-weight="normal" officeooo:rsid="0015460a" officeooo:paragraph-rsid="0015460a" fo:background-color="#ffffcc" style:font-name-asian="Century Schoolbook L1" style:font-size-asian="12pt" style:font-size-complex="12pt"/>
    </style:style>
    <style:style style:name="P47" style:family="paragraph" style:parent-style-name="Standard">
      <style:paragraph-properties fo:background-color="transparent">
        <style:background-image/>
      </style:paragraph-properties>
      <style:text-properties fo:color="#000000" style:font-name="Century Schoolbook L" fo:font-size="12pt" fo:font-weight="normal" officeooo:rsid="0015460a" officeooo:paragraph-rsid="0015460a" fo:background-color="#ffffcc" style:font-name-asian="Century Schoolbook L1" style:font-size-asian="12pt" style:font-size-complex="12pt"/>
    </style:style>
    <style:style style:name="P48" style:family="paragraph" style:parent-style-name="Standard">
      <style:paragraph-properties fo:background-color="transparent">
        <style:background-image/>
      </style:paragraph-properties>
      <style:text-properties fo:color="#000000" style:font-name="Century Schoolbook L" fo:font-size="12pt" fo:font-weight="normal" officeooo:rsid="0015460a" officeooo:paragraph-rsid="0015460a" fo:background-color="transparent" style:font-name-asian="Century Schoolbook L1" style:font-size-asian="12pt" style:font-size-complex="12pt"/>
    </style:style>
    <style:style style:name="T1" style:family="text">
      <style:text-properties fo:background-color="#ffffcc"/>
    </style:style>
    <style:style style:name="T2" style:family="text">
      <style:text-properties fo:color="#000000" style:font-name="Century Schoolbook L2" fo:font-size="12pt" fo:font-style="normal" style:font-name-asian="Geneva" style:font-size-asian="12pt" style:font-name-complex="Geneva" style:font-size-complex="12pt"/>
    </style:style>
    <style:style style:name="T3" style:family="text">
      <style:text-properties officeooo:rsid="00141d5f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officeooo:rsid="00141d5f"/>
    </style:style>
    <style:style style:name="T6" style:family="text">
      <style:text-properties officeooo:rsid="0015460a"/>
    </style:style>
    <style:style style:name="T7" style:family="text">
      <style:text-properties officeooo:rsid="001647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requently Used Code</text:p>
      <text:p text:style-name="P2"/>
      <text:p text:style-name="P38">2013/9/29<text:span text:style-name="T4"> <text:s text:c="3"/></text:span><text:span text:style-name="T5">20160107</text:span></text:p>
      <text:p text:style-name="P17">Print out to TeraTerm</text:p>
      <text:p text:style-name="P1">word' . ' print out figure from 0 to FFFFFFFF </text:p>
      <text:p text:style-name="P14">And it follow space. </text:p>
      <text:p text:style-name="P1">Control-code(for example TAB=9) is ignore. </text:p>
      <text:p text:style-name="P1">If you don't add space, you can use word'.byte/.word/.long'. <text:s/></text:p>
      <text:p text:style-name="P1"/>
      <text:p text:style-name="P4"><text:s text:c="5"/>Prop0 Cog6 ok </text:p>
      <text:p text:style-name="P4"><text:s text:c="5"/>hex </text:p>
      <text:p text:style-name="P4"><text:s text:c="5"/>Prop0 Cog6 ok </text:p>
      <text:p text:style-name="P4"><text:s text:c="5"/>0 . </text:p>
      <text:p text:style-name="P4"><text:s text:c="5"/>0 Prop0 Cog6 ok </text:p>
      <text:p text:style-name="P4"><text:s text:c="5"/>9 . </text:p>
      <text:p text:style-name="P4"><text:s text:c="5"/>9 Prop0 Cog6 ok </text:p>
      <text:p text:style-name="P4"><text:s text:c="5"/>FFFFFFFF . </text:p>
      <text:p text:style-name="P4"><text:s text:c="5"/>-1 Prop0 Cog6 ok </text:p>
      <text:p text:style-name="P4"><text:s text:c="5"/>9 .byte </text:p>
      <text:p text:style-name="P4"><text:s text:c="5"/>09Prop0 Cog6 ok </text:p>
      <text:p text:style-name="P4"><text:s text:c="5"/>FFFFFFFF .byte </text:p>
      <text:p text:style-name="P4"><text:s text:c="5"/>FFProp0 Cog6 ok </text:p>
      <text:p text:style-name="P4"><text:s text:c="5"/>FFFFFFFF .long </text:p>
      <text:p text:style-name="P4"><text:s text:c="5"/>FFFF_FFFFProp0 Cog6 ok </text:p>
      <text:p text:style-name="P14"/>
      <text:p text:style-name="P14">Word'emit' print out character-code. </text:p>
      <text:p text:style-name="P14">This is used for printing character. </text:p>
      <text:p text:style-name="P14">Control-code also print out. </text:p>
      <text:p text:style-name="P14">And space is not added. </text:p>
      <text:p text:style-name="P14">Printed characters are depended on your PC's character-code. </text:p>
      <text:p text:style-name="P14">Your system might not print out 'B1 emit'. <text:s text:c="2"/>Or different character. </text:p>
      <text:p text:style-name="P1"/>
      <text:p text:style-name="P4"><text:s text:c="5"/>Prop0 Cog6 ok </text:p>
      <text:p text:style-name="P4"><text:s text:c="5"/>hex </text:p>
      <text:p text:style-name="P4"><text:s text:c="5"/>Prop0 Cog6 ok </text:p>
      <text:p text:style-name="P4"><text:s text:c="5"/>0 emit </text:p>
      <text:p text:style-name="P4"><text:s text:c="5"/>Prop0 Cog6 ok </text:p>
      <text:p text:style-name="P4"><text:s text:c="5"/>9 emit </text:p>
      <text:p text:style-name="P4"><text:s text:c="5"/>(TAB) Prop0 Cog6 ok </text:p>
      <text:p text:style-name="P4"><text:s text:c="5"/>30 emit </text:p>
      <text:p text:style-name="P4"><text:s text:c="5"/>0Prop0 Cog6 ok </text:p>
      <text:p text:style-name="P4"><text:s text:c="5"/>Prop0 Cog6 ok </text:p>
      <text:p text:style-name="P4"><text:s text:c="5"/>7D emit </text:p>
      <text:p text:style-name="P4"><text:s text:c="5"/>}Prop0 Cog6 ok </text:p>
      <text:p text:style-name="P4"><text:s text:c="5"/>7E emit </text:p>
      <text:p text:style-name="P4"><text:soft-page-break/><text:s text:c="5"/>?Prop0 Cog6 ok </text:p>
      <text:p text:style-name="P4"><text:s text:c="5"/>7F emit </text:p>
      <text:p text:style-name="P4"><text:s text:c="5"/>Prop0 Cog6 ok </text:p>
      <text:p text:style-name="P4"><text:s text:c="5"/>A1 emit </text:p>
      <text:p text:style-name="P4"><text:s text:c="5"/>｡Prop0 Cog6 ok </text:p>
      <text:p text:style-name="P4"><text:s text:c="5"/>B1 emit </text:p>
      <text:p text:style-name="P4"><text:s text:c="5"/>ｱProp0 Cog6 ok </text:p>
      <text:p text:style-name="P17"/>
      <text:p text:style-name="P17"/>
      <text:p text:style-name="P17"/>
      <text:p text:style-name="P17">Definition of port</text:p>
      <text:p text:style-name="P14">Defining port to OUT/IN </text:p>
      <text:p text:style-name="P14">Using 'wconstant '</text:p>
      <text:p text:style-name="P14"/>
      <text:p text:style-name="P4"><text:s text:c="5"/>0 wconstant DATA </text:p>
      <text:p text:style-name="P4"><text:s text:c="5"/>1 wconstant SCLK </text:p>
      <text:p text:style-name="P4"><text:s text:c="5"/>2 wconstant LCLK </text:p>
      <text:p text:style-name="P4"><text:s text:c="5"/>3 wconstant IN </text:p>
      <text:p text:style-name="P14"><text:s/></text:p>
      <text:p text:style-name="P14">Defining input-port's mask </text:p>
      <text:p text:style-name="P14">Using 'constant'</text:p>
      <text:p text:style-name="P14">It can use wconstant if port is from P0 to P15 </text:p>
      <text:p text:style-name="P14"/>
      <text:p text:style-name="P4"><text:s text:c="5"/>IN &gt;m constant INm </text:p>
      <text:p text:style-name="P14"><text:s/></text:p>
      <text:p text:style-name="P14">WORD-definition set up each out-port to hi/lo </text:p>
      <text:p text:style-name="P4"><text:s text:c="5"/>: data_l DATA pinlo ; </text:p>
      <text:p text:style-name="P4"><text:s text:c="5"/>: data_h DATA pinhi ; </text:p>
      <text:p text:style-name="P4"><text:s text:c="5"/>: sclk_l SCLK pinlo ; </text:p>
      <text:p text:style-name="P4"><text:s text:c="5"/>: sclk_h SCLK pinhi ; </text:p>
      <text:p text:style-name="P4"><text:s text:c="5"/>: lclk_l LCLK pinlo ; </text:p>
      <text:p text:style-name="P4"><text:s text:c="5"/>: lclk_h LCLK pinhi ; </text:p>
      <text:p text:style-name="P14"/>
      <text:p text:style-name="P14"/>
      <text:p text:style-name="P14">Set port to OUT </text:p>
      <text:p text:style-name="P39">(Default: Port is IN <text:s/>Status on output-port is Low)</text:p>
      <text:p text:style-name="P4"><text:s text:c="5"/>: setup DATA 3 0 do dup pinout 1+ loop drop ; </text:p>
      <text:p text:style-name="P14"/>
      <text:p text:style-name="P16"/>
      <text:p text:style-name="P18">Variable</text:p>
      <text:p text:style-name="P21">variable for Long(4 bytes)</text:p>
      <text:p text:style-name="P9">variable name</text:p>
      <text:p text:style-name="P21">variable for word(2bytes)</text:p>
      <text:p text:style-name="P9">wvariable name</text:p>
      <text:p text:style-name="P21"/>
      <text:p text:style-name="P18"><text:soft-page-break/>Constant</text:p>
      <text:p text:style-name="P43">constant for Long(4 bytes)</text:p>
      <text:p text:style-name="P9"><text:span text:style-name="T6">h12345678</text:span> constant name</text:p>
      <text:p text:style-name="P44">constant for word(2bytes)</text:p>
      <text:p text:style-name="P9"><text:span text:style-name="T6">h1234</text:span> wconstant name</text:p>
      <text:p text:style-name="P48">sample1 define 2 word constant(h1234 and hCCCC).</text:p>
      <text:p text:style-name="P48">“-<text:span text:style-name="T7">4 allot” roll back memory because </text:span>sample1 <text:span text:style-name="T7">have 4byte by variable</text:span></text:p>
      <text:p text:style-name="P47">variable sample1 -4 allot h1234 w, hCCCC w,</text:p>
      <text:p text:style-name="P46">wvariable sample2 -2 allot h12345678 l, hCCCCDDDD l,</text:p>
      <text:p text:style-name="P46"/>
      <text:p text:style-name="P19">Array</text:p>
      <text:p text:style-name="P44">Array below are both 10bytes.</text:p>
      <text:p text:style-name="P12">wvariable array1 <text:s/>8 allot </text:p>
      <text:p text:style-name="P9">variable array2 <text:s/>6 allot</text:p>
      <text:p text:style-name="P21"/>
      <text:p text:style-name="P21">When definition of wvariable, array1 already occupy 2byte.</text:p>
      <text:p text:style-name="P21">By <text:span text:style-name="T3">using </text:span>8 allot, it add 8bytes.</text:p>
      <text:p text:style-name="P21"/>
      <text:p text:style-name="P19">Breakin<text:span text:style-name="T3">g</text:span> loop</text:p>
      <text:p text:style-name="P21">Repeat-loop break by hitting any key</text:p>
      <text:p text:style-name="P9">begin</text:p>
      <text:p text:style-name="P9"><text:tab/>- statement -</text:p>
      <text:p text:style-name="P9"><text:tab/>fkey? swap drop</text:p>
      <text:p text:style-name="P9">until</text:p>
      <text:p text:style-name="P21"/>
      <text:p text:style-name="P21">Repeat-loop break by ESC-key</text:p>
      <text:p text:style-name="P9">begin</text:p>
      <text:p text:style-name="P9"><text:tab/>- statement -</text:p>
      <text:p text:style-name="P9"><text:tab/>fkey? </text:p>
      <text:p text:style-name="P9"><text:tab/>if</text:p>
      <text:p text:style-name="P9"><text:tab/><text:tab/>h1B = if <text:s/>1 else 0 then<text:tab/>\ ESC-key is h1B</text:p>
      <text:p text:style-name="P9"><text:tab/>else</text:p>
      <text:p text:style-name="P9"><text:tab/><text:tab/>drop 0</text:p>
      <text:p text:style-name="P9"><text:tab/>then</text:p>
      <text:p text:style-name="P9">until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9"><text:soft-page-break/>Case statement</text:p>
      <text:p text:style-name="P21">No case-statement in PropForth.</text:p>
      <text:p text:style-name="P21">But there is substitute.</text:p>
      <text:p text:style-name="P21">In case of value1=1 or 2 or 3 or &gt;3 below;</text:p>
      <text:p text:style-name="P9">\ ( n1 n2 <text:s/>-- n1 t/f ) <text:s text:c="2"/>n1:integer <text:s text:c="2"/>n2;compared value <text:s/>t/f: t = matched</text:p>
      <text:p text:style-name="P9">: case over = ;</text:p>
      <text:p text:style-name="P9"/>
      <text:p text:style-name="P9">\ (n1 -- ) <text:s/>n1:integer</text:p>
      <text:p text:style-name="P9">: <text:s/>test</text:p>
      <text:p text:style-name="P9">1 case</text:p>
      <text:p text:style-name="P9">if</text:p>
      <text:p text:style-name="P9"><text:tab/>statement1</text:p>
      <text:p text:style-name="P9">else 2 case</text:p>
      <text:p text:style-name="P9">if</text:p>
      <text:p text:style-name="P9"><text:tab/>statement2</text:p>
      <text:p text:style-name="P9">else 3 case</text:p>
      <text:p text:style-name="P9">if</text:p>
      <text:p text:style-name="P9"><text:tab/>statement3</text:p>
      <text:p text:style-name="P9">else</text:p>
      <text:p text:style-name="P9"><text:tab/>statement4</text:p>
      <text:p text:style-name="P9">thens</text:p>
      <text:p text:style-name="P9">drop</text:p>
      <text:p text:style-name="P9">;</text:p>
      <text:p text:style-name="P20"/>
      <text:p text:style-name="P18">String</text:p>
      <text:p text:style-name="P15">Case1 <text:s/></text:p>
      <text:p text:style-name="P15">Using defined word when string is 2,3 pieces. </text:p>
      <text:p text:style-name="P15"/>
      <text:p text:style-name="P15">There is inside PropForthStartKernel.f. </text:p>
      <text:p text:style-name="P6">: (version) c" PropForth v5.0 2012JAN09 14:30 0" ; </text:p>
      <text:p text:style-name="P6"><text:s text:c="5"/>Prop0 Cog6 ok </text:p>
      <text:p text:style-name="P6"><text:s text:c="5"/>(version) .cstr cr </text:p>
      <text:p text:style-name="P6"><text:s text:c="5"/>PropForth v5.0 2012JAN09 14:30 0 </text:p>
      <text:p text:style-name="P6"><text:s text:c="5"/>Prop0 Cog6 ok </text:p>
      <text:p text:style-name="P6"/>
      <text:p text:style-name="P6"><text:s text:c="5"/>Prop0 Cog6 ok </text:p>
      <text:p text:style-name="P6"><text:s text:c="5"/>hex </text:p>
      <text:p text:style-name="P6"><text:s text:c="5"/>Prop0 Cog6 ok </text:p>
      <text:p text:style-name="P6"><text:s text:c="5"/>(version) 40 dump </text:p>
      <text:p text:style-name="P6"/>
      <text:p text:style-name="P6"><text:s text:c="5"/>0AC8 0040: </text:p>
      <text:p text:style-name="P6"><text:s text:c="5"/>0AC8: 20 50 72 6F 70 46 6F 72 74 68 20 76 35 2E 35 20 <text:s text:c="3"/>PropForth v5.5 </text:p>
      <text:p text:style-name="P6"><text:s text:c="5"/>0AD8: 32 30 31 33 46 65 62 32 30 20 31 31 3A 33 30 20 <text:s text:c="2"/>2013Feb20 11:30 </text:p>
      <text:p text:style-name="P6"><text:s text:c="5"/>0AE8: 30 00 61 00 BC 0A 84 70 72 6F 70 00 4F 00 B2 0A <text:s text:c="2"/>0.a....prop.O... </text:p>
      <text:p text:style-name="P6"><text:s text:c="5"/>0AF8: EE 0A 87 76 65 72 73 69 6F 6E 4F 00 C8 0A FA 0A <text:s text:c="2"/>...versionO..... </text:p>
      <text:p text:style-name="P5"><text:span text:style-name="T1"><text:s text:c="5"/>Prop0 Cog6 ok</text:span> </text:p>
      <text:p text:style-name="P15"><text:soft-page-break/>Case2 </text:p>
      <text:p text:style-name="P15"/>
      <text:p text:style-name="P15">Using defined word when string's length is same. </text:p>
      <text:p text:style-name="P6">: test </text:p>
      <text:p text:style-name="P6">c" JANFEBMARAPRMAYJUNJULAUGSEPOCTNOVDEC" <text:s/></text:p>
      <text:p text:style-name="P6">1+ swap hC min 1 max 1- 3 u* + </text:p>
      <text:p text:style-name="P6">3 0 do dup C@ emit 1+ loop drop </text:p>
      <text:p text:style-name="P6">; </text:p>
      <text:p text:style-name="P6"/>
      <text:p text:style-name="P6"><text:s text:c="5"/>Prop0 Cog6 ok </text:p>
      <text:p text:style-name="P6"><text:s text:c="5"/>2 test cr </text:p>
      <text:p text:style-name="P6"><text:s text:c="5"/>FEB </text:p>
      <text:p text:style-name="P6"><text:s text:c="5"/>Prop0 Cog6 ok </text:p>
      <text:p text:style-name="P6"><text:s text:c="5"/></text:p>
      <text:p text:style-name="P6"><text:s text:c="5"/>Prop0 Cog6 ok </text:p>
      <text:p text:style-name="P6"><text:s text:c="5"/>hex </text:p>
      <text:p text:style-name="P6"><text:s text:c="5"/>Prop0 Cog6 ok </text:p>
      <text:p text:style-name="P6"><text:s text:c="5"/>words test </text:p>
      <text:p text:style-name="P6"><text:s text:c="5"/>NFA (Forth/Asm Immediate eXecute) Name </text:p>
      <text:p text:style-name="P6"><text:s text:c="5"/>44BE F <text:s text:c="2"/>test </text:p>
      <text:p text:style-name="P6"><text:s text:c="5"/>Prop0 Cog6 ok </text:p>
      <text:p text:style-name="P6"><text:s text:c="5"/>44BE 30 dump </text:p>
      <text:p text:style-name="P6"/>
      <text:p text:style-name="P6"><text:s text:c="5"/>44BE 0030: </text:p>
      <text:p text:style-name="P6"><text:s text:c="5"/>44BE: 84 74 65 73 74 00 66 26 24 4A 41 4E 46 45 42 4D <text:s text:c="2"/>.test.f&amp;$JANFEBM </text:p>
      <text:p text:style-name="P6"><text:s text:c="5"/>44CE: 41 52 41 50 52 4D 41 59 4A 55 4E 4A 55 4C 41 55 <text:s text:c="2"/>ARAPRMAYJUNJULAU </text:p>
      <text:p text:style-name="P6"><text:s text:c="5"/>44DE: 47 53 45 50 4F 43 54 4E 4F 56 44 45 43 00 A0 14 <text:s text:c="2"/>GSEPOCTNOVDEC... </text:p>
      <text:p text:style-name="P6"><text:s text:c="5"/>Prop0 Cog6 ok</text:p>
      <text:p text:style-name="P15"/>
      <text:p text:style-name="P15"/>
      <text:p text:style-name="P15">Case3 </text:p>
      <text:p text:style-name="P15">Allocating strings when using many differnt length strings </text:p>
      <text:p text:style-name="P15"/>
      <text:p text:style-name="P15">Defining word store string</text:p>
      <text:p text:style-name="P6">: s, parsenw dup C@ 1+ bounds dup rot2 do C@++ c, loop drop ;</text:p>
      <text:p text:style-name="P15"/>
      <text:p text:style-name="P15">Defining string</text:p>
      <text:p text:style-name="P8">wvariable main -2 allot s, Input s, Output s, Collection s, Feature s, EndCollection </text:p>
      <text:p text:style-name="P8">wvariable global -2 allot s, UsagePage s, LogicalMinimum s, LogicalMaximum </text:p>
      <text:p text:style-name="P8">s, PhysicalMinimum s, PhysicalMaximum s, UnutExponent s, Unit s, ReportSize </text:p>
      <text:p text:style-name="P8">s, ReportID s, ReportCount s, Push s, Pop </text:p>
      <text:p text:style-name="P8">wvariable local -2 allot s, Usage s, UsageMinimum s, UsageMaximum </text:p>
      <text:p text:style-name="P8">s, DesignatorIndex s, DesignatorMinimum s, StringIndex s, StringMinimum </text:p>
      <text:p text:style-name="P8">s, StringMaximum s, Delimiter </text:p>
      <text:p text:style-name="P8">wvariable Attribute -2 allot s, Data s, Constant s, Array s, Variable s, Absolute </text:p>
      <text:p text:style-name="P8">s, Relative </text:p>
      <text:p text:style-name="P8"><text:soft-page-break/>wvariable Collection -2 allot s, Physical s, Application s, Logical s, Report </text:p>
      <text:p text:style-name="P8">s, NamedArray s, UsageSwitch s, UsageModifier </text:p>
      <text:p text:style-name="P8">wvariable UsagePage -2 allot s, Undefined s, Generic_Desktop_Controls </text:p>
      <text:p text:style-name="P8">s, Simulation_Controls s, VR_Controls s, Sport_Controls </text:p>
      <text:p text:style-name="P8">s, Game_Controls s, Generic_Device_Controls s, Keyboard/Keypad s, LEDs s, Button </text:p>
      <text:p text:style-name="P8">s, Ordinal s, Telephony s, Consumer <text:s text:c="5"/></text:p>
      <text:p text:style-name="P8">wvariable Generic_Desktop_Page -2 allot s, Undefined s, Pointer s, Mouse s, Reserved s, Joystick s, Game_Pad s, Keyboard </text:p>
      <text:p text:style-name="P8">s, Keypad s, Multi-axis_Controller s, X s, Y s, Z s, Rx s, Ry s, Rz s, Slider s, Dial </text:p>
      <text:p text:style-name="P8">s, Wheel </text:p>
      <text:p text:style-name="P15"/>
      <text:p text:style-name="P15">Check inside memory</text:p>
      <text:p text:style-name="P6">main 200 dump </text:p>
      <text:p text:style-name="P6"/>
      <text:p text:style-name="P7">4B82 0200: </text:p>
      <text:p text:style-name="P7">4B82: 05 49 6E 70 75 74 06 4F 75 74 70 75 74 0A 43 6F <text:s text:c="2"/>.Input.Output.Co </text:p>
      <text:p text:style-name="P7">4B92: 6C 6C 65 63 74 69 6F 6E 07 46 65 61 74 75 72 65 <text:s text:c="2"/>llection.Feature </text:p>
      <text:p text:style-name="P7">4BA2: 0D 45 6E 64 43 6F 6C 6C 65 63 74 69 6F 6E 7A 4B <text:s text:c="2"/>.EndCollectionzK </text:p>
      <text:p text:style-name="P7">4BB2: 86 67 6C 6F 62 61 6C 76 4F 00 09 55 73 61 67 65 <text:s text:c="2"/>.globalvO..Usage </text:p>
      <text:p text:style-name="P7">4BC2: 50 61 67 65 0E 4C 6F 67 69 63 61 6C 4D 69 6E 69 <text:s text:c="2"/>Page.LogicalMini </text:p>
      <text:p text:style-name="P7">4BD2: 6D 75 6D 0E 4C 6F 67 69 63 61 6C 4D 61 78 69 6D <text:s text:c="2"/>mum.LogicalMaxim </text:p>
      <text:p text:style-name="P7">4BE2: 75 6D 0F 50 68 79 73 69 63 61 6C 4D 69 6E 69 6D <text:s text:c="2"/>um.PhysicalMinim </text:p>
      <text:p text:style-name="P7">4BF2: 75 6D 0F 50 68 79 73 69 63 61 6C 4D 61 78 69 6D <text:s text:c="2"/>um.PhysicalMaxim </text:p>
      <text:p text:style-name="P7">4C02: 75 6D 0C 55 6E 75 74 45 78 70 6F 6E 65 6E 74 04 <text:s text:c="2"/>um.UnutExponent. </text:p>
      <text:p text:style-name="P7">4C12: 55 6E 69 74 0A 52 65 70 6F 72 74 53 69 7A 65 08 <text:s text:c="2"/>Unit.ReportSize. </text:p>
      <text:p text:style-name="P7">4C22: 52 65 70 6F 72 74 49 44 0B 52 65 70 6F 72 74 43 <text:s text:c="2"/>ReportID.ReportC </text:p>
      <text:p text:style-name="P7">4C32: 6F 75 6E 74 04 50 75 73 68 03 50 6F 70 20 B2 4B <text:s text:c="2"/>ount.Push.Pop .K </text:p>
      <text:p text:style-name="P7">4C42: 85 6C 6F 63 61 6C 4F 00 05 55 73 61 67 65 0C 55 <text:s text:c="2"/>.localO..Usage.U </text:p>
      <text:p text:style-name="P7">4C52: 73 61 67 65 4D 69 6E 69 6D 75 6D 0C 55 73 61 67 <text:s text:c="2"/>sageMinimum.Usag </text:p>
      <text:p text:style-name="P7">4C62: 65 4D 61 78 69 6D 75 6D 0F 44 65 73 69 67 6E 61 <text:s text:c="2"/>eMaximum.Designa </text:p>
      <text:p text:style-name="P7">4C72: 74 6F 72 49 6E 64 65 78 11 44 65 73 69 67 6E 61 <text:s text:c="2"/>torIndex.Designa </text:p>
      <text:p text:style-name="P7">4C82: 74 6F 72 4D 69 6E 69 6D 75 6D 0B 53 74 72 69 6E <text:s text:c="2"/>torMinimum.Strin </text:p>
      <text:p text:style-name="P7">4C92: 67 49 6E 64 65 78 0D 53 74 72 69 6E 67 4D 69 6E <text:s text:c="2"/>gIndex.StringMin </text:p>
      <text:p text:style-name="P7">4CA2: 69 6D 75 6D 0D 53 74 72 69 6E 67 4D 61 78 69 6D <text:s text:c="2"/>imum.StringMaxim </text:p>
      <text:p text:style-name="P7">4CB2: 75 6D 09 44 65 6C 69 6D 69 74 65 72 42 4C 89 41 <text:s text:c="2"/>um.DelimiterBL.A </text:p>
      <text:p text:style-name="P7">4CC2: 74 74 72 69 62 75 74 65 4F 00 04 44 61 74 61 08 <text:s text:c="2"/>ttributeO..Data. </text:p>
      <text:p text:style-name="P7">4CD2: 43 6F 6E 73 74 61 6E 74 05 41 72 72 61 79 08 56 <text:s text:c="2"/>Constant.Array.V </text:p>
      <text:p text:style-name="P7">4CE2: 61 72 69 61 62 6C 65 08 41 62 73 6F 6C 75 74 65 <text:s text:c="2"/>ariable.Absolute </text:p>
      <text:p text:style-name="P7">4CF2: 08 52 65 6C 61 74 69 76 65 61 C0 4C 8A 43 6F 6C <text:s text:c="2"/>.Relativea.L.Col </text:p>
      <text:p text:style-name="P7">4D02: 6C 65 63 74 69 6F 6E 72 4F 00 08 50 68 79 73 69 <text:s text:c="2"/>lectionrO..Physi </text:p>
      <text:p text:style-name="P7">4D12: 63 61 6C 0B 41 70 70 6C 69 63 61 74 69 6F 6E 07 <text:s text:c="2"/>cal.Application. </text:p>
      <text:p text:style-name="P7">4D22: 4C 6F 67 69 63 61 6C 06 52 65 70 6F 72 74 0A 4E <text:s text:c="2"/>Logical.Report.N </text:p>
      <text:p text:style-name="P7">4D32: 61 6D 65 64 41 72 72 61 79 0B 55 73 61 67 65 53 <text:s text:c="2"/>amedArray.UsageS </text:p>
      <text:p text:style-name="P7">4D42: 77 69 74 63 68 0D 55 73 61 67 65 4D 6F 64 69 66 <text:s text:c="2"/>witch.UsageModif </text:p>
      <text:p text:style-name="P7">4D52: 69 65 72 69 FE 4C 89 55 73 61 67 65 50 61 67 65 <text:s text:c="2"/>ieri.L.UsagePage </text:p>
      <text:p text:style-name="P7">4D62: 4F 00 09 55 6E 64 65 66 69 6E 65 64 18 47 65 6E <text:s text:c="2"/>O..Undefined.Gen </text:p>
      <text:p text:style-name="P7">4D72: 65 72 69 63 5F 44 65 73 6B 74 6F 70 5F 43 6F 6E <text:s text:c="2"/>eric_Desktop_Con </text:p>
      <text:p text:style-name="P7">Prop0 Cog6 ok 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Defining word printing out string</text:p>
      <text:p text:style-name="P6">\ Print out string </text:p>
      <text:p text:style-name="P6">\ ( n1 n2 -- ) <text:s/>n1:index(0,1,2,..,n) <text:s/>n2:string-array's address </text:p>
      <text:p text:style-name="P6">: dispStr </text:p>
      <text:p text:style-name="P6">swap dup 0 &lt;&gt; </text:p>
      <text:p text:style-name="P6">if </text:p>
      <text:p text:style-name="P6"><text:tab/>0 do </text:p>
      <text:p text:style-name="P6"><text:s text:c="8"/><text:tab/><text:tab/>dup C@ + 1+ </text:p>
      <text:p text:style-name="P6"><text:tab/>loop <text:s text:c="4"/></text:p>
      <text:p text:style-name="P6">else </text:p>
      <text:p text:style-name="P6"><text:tab/>drop <text:s text:c="4"/></text:p>
      <text:p text:style-name="P6">then </text:p>
      <text:p text:style-name="P6">.cstr </text:p>
      <text:p text:style-name="P6">; </text:p>
      <text:p text:style-name="P15"/>
      <text:p text:style-name="P15">Print out <text:s/>defined string by 's,' <text:s text:c="4"/></text:p>
      <text:p text:style-name="P6">: test 3 main dispStr cr ; <text:s text:c="3"/>\ Print out index=3 inside 'main' string-array </text:p>
      <text:p text:style-name="P6"><text:s text:c="5"/></text:p>
      <text:p text:style-name="P6"><text:s text:c="5"/>Prop0 Cog6 ok </text:p>
      <text:p text:style-name="P6"><text:s text:c="5"/>test </text:p>
      <text:p text:style-name="P6"><text:s text:c="5"/>Feature </text:p>
      <text:p text:style-name="P6"><text:s text:c="5"/>Prop0 Cog6 ok </text:p>
      <text:p text:style-name="P15"/>
      <text:p text:style-name="P15"/>
      <text:p text:style-name="P18">FONT</text:p>
      <text:p text:style-name="P15"/>
      <text:p text:style-name="P26">Reference: </text:p>
      <text:p text:style-name="P26">Propeller Manual V1.2 <text:s/>Chapter1 Page31 - Page33 </text:p>
      <text:p text:style-name="P26">HydraGameDevManual-v1.0.1.pdf <text:s/>Chapter16 Page336 - Page338 </text:p>
      <text:p text:style-name="P26"/>
      <text:p text:style-name="P23">Loading Font.f</text:p>
      <text:p text:style-name="P23"/>
      <text:p text:style-name="P26">ROM-font inside propeller is $8000-$BFFF(4096Longs). </text:p>
      <text:p text:style-name="P26">1Block-size(including 2characters) is 128byte(32Longs). </text:p>
      <text:p text:style-name="P26">All are 128locks(128 X 2characters). </text:p>
      <text:p text:style-name="P26">2Character's column(horizon derection) length are 4byte(1Long). </text:p>
      <text:p text:style-name="P26">Even character is even dots(b0,2,....b26,b28,b30). </text:p>
      <text:p text:style-name="P26">Odd character is odd dots(b1,2,....b27,b29,b31). </text:p>
      <text:p text:style-name="P26">2Character's row(vertical derection) length are 32. </text:p>
      <text:p text:style-name="P26">Character is 16 X 32pixel. </text:p>
      <text:p text:style-name="P23"/>
      <text:p text:style-name="P23"/>
      <text:p text:style-name="P23"/>
      <text:p text:style-name="P23"/>
      <text:p text:style-name="P15">Word'font1' display <text:span text:style-name="T2">combined fonts(odd &amp; even character).</text:span></text:p>
      <text:p text:style-name="P22"/>
      <text:p text:style-name="P13"><text:soft-page-break/>There are "@" and "A" below; <text:s text:c="4"/>But it cannot see characters. </text:p>
      <text:p text:style-name="P10">Prop0 Cog6 ok</text:p>
      <text:p text:style-name="P10">font1</text:p>
      <text:p text:style-name="P10"/>
      <text:p text:style-name="P10"/>
      <text:p text:style-name="P28">$9000 </text:p>
      <text:p text:style-name="P28">0 0 0 0 0 0 0 0 0 0 0 0 0 0 0 0 0 0 0 0 0 0 0 0 0 0 0 0 0 0 0 0 </text:p>
      <text:p text:style-name="P28">0 0 0 0 0 0 0 0 0 0 0 0 0 0 0 0 0 0 0 0 0 0 0 0 0 0 0 0 0 0 0 0 </text:p>
      <text:p text:style-name="P28">0 0 0 0 0 0 0 0 0 0 0 0 0 0 0 0 0 0 0 0 0 0 0 0 0 0 0 0 0 0 0 0 </text:p>
      <text:p text:style-name="P28">0 0 0 0 0 0 0 0 0 0 0 0 0 0 0 0 0 0 0 0 0 0 0 0 0 0 0 0 0 0 0 0 </text:p>
      <text:p text:style-name="P28">0 0 0 0 0 0 0 0 0 0 0 0 0 0 0 0 0 0 0 0 0 0 0 0 0 0 0 0 0 0 0 0 </text:p>
      <text:p text:style-name="P28">0 0 0 0 0 0 0 0 0 0 0 0 0 1 0 1 0 1 0 1 0 1 0 0 0 0 0 0 0 0 0 0 </text:p>
      <text:p text:style-name="P28">0 0 0 0 0 0 0 0 0 1 0 1 0 1 0 1 0 1 0 1 0 1 0 1 0 1 0 0 0 0 0 0 </text:p>
      <text:p text:style-name="P28">0 0 0 0 0 0 0 1 0 1 0 1 0 1 1 1 1 1 1 1 1 1 0 1 0 1 0 1 0 0 0 0 </text:p>
      <text:p text:style-name="P28">0 0 0 0 0 0 0 1 0 1 1 1 1 0 1 0 1 0 1 0 1 0 1 1 1 1 0 1 0 0 0 0 </text:p>
      <text:p text:style-name="P28">0 0 0 0 0 1 0 1 1 1 1 0 1 0 1 0 1 0 1 0 1 0 1 0 1 1 1 1 0 1 0 0 </text:p>
      <text:p text:style-name="P28">0 0 0 0 0 1 1 1 1 1 1 0 1 0 0 0 0 0 0 0 0 0 1 0 1 1 1 1 0 1 0 0 </text:p>
      <text:p text:style-name="P28">0 0 0 0 0 1 1 1 1 1 1 0 0 0 0 0 0 0 0 0 0 0 0 0 1 1 1 1 1 1 0 0 </text:p>
      <text:p text:style-name="P28">0 0 0 0 1 1 1 1 1 1 0 0 0 0 0 0 0 0 0 0 0 0 0 0 0 1 1 1 1 1 0 0 </text:p>
      <text:p text:style-name="P28">0 0 0 0 1 1 1 1 1 1 0 0 0 0 1 0 1 0 1 0 1 0 1 0 0 1 1 1 1 1 0 0 </text:p>
      <text:p text:style-name="P28">0 0 0 0 1 1 1 1 0 1 0 1 1 1 1 1 1 1 1 1 1 1 1 1 0 1 1 1 1 1 0 0 </text:p>
      <text:p text:style-name="P28">0 0 0 0 1 1 1 1 0 1 0 1 1 1 1 1 0 1 0 1 1 1 1 1 0 1 1 1 1 1 0 0 </text:p>
      <text:p text:style-name="P28">0 0 0 0 1 1 1 1 0 1 0 1 1 1 1 1 0 1 0 1 1 1 1 1 0 1 1 1 1 1 0 0 </text:p>
      <text:p text:style-name="P28">0 0 0 0 1 1 1 1 0 1 0 0 1 0 1 0 1 0 1 0 1 0 1 0 1 1 1 1 1 1 0 0 </text:p>
      <text:p text:style-name="P28">0 0 0 0 1 1 1 1 1 1 0 0 0 0 1 0 1 0 1 0 0 0 1 0 1 1 1 1 0 1 0 0 </text:p>
      <text:p text:style-name="P28">0 0 0 0 1 1 1 1 1 1 0 0 0 0 0 0 0 0 0 0 0 0 0 0 0 1 0 1 0 1 0 0 </text:p>
      <text:p text:style-name="P28">0 0 0 0 0 1 1 1 1 1 1 0 0 0 0 0 0 0 0 0 0 0 0 0 0 1 1 1 1 1 0 0 </text:p>
      <text:p text:style-name="P28">0 0 0 0 0 1 1 1 1 1 1 0 1 0 0 0 0 0 0 0 0 0 0 0 1 1 1 1 1 1 0 0 </text:p>
      <text:p text:style-name="P28">0 0 0 0 0 1 0 1 1 1 1 0 1 0 1 0 1 0 1 0 1 0 1 0 1 1 1 1 0 1 0 0 </text:p>
      <text:p text:style-name="P28">0 0 0 0 0 1 0 1 0 1 1 0 1 0 1 0 1 0 1 0 1 0 1 0 1 1 0 1 0 1 0 0 </text:p>
      <text:p text:style-name="P28">0 0 0 0 0 1 0 1 0 1 0 0 0 0 1 0 1 0 1 0 1 0 0 0 0 1 0 1 0 1 0 0 </text:p>
      <text:p text:style-name="P28">0 0 0 0 0 1 0 1 0 1 0 0 0 0 0 0 0 0 0 0 0 0 0 0 0 1 0 1 0 1 0 0 </text:p>
      <text:p text:style-name="P28">0 0 0 0 0 1 0 1 0 1 0 0 0 0 0 0 0 0 0 0 0 0 0 0 0 1 0 1 0 1 0 0 </text:p>
      <text:p text:style-name="P28">0 0 0 0 0 0 0 0 0 0 0 0 0 0 0 0 0 0 0 0 0 0 0 0 0 0 0 0 0 0 0 0 </text:p>
      <text:p text:style-name="P28">0 0 0 0 0 0 0 0 0 0 0 0 0 0 0 0 0 0 0 0 0 0 0 0 0 0 0 0 0 0 0 0 </text:p>
      <text:p text:style-name="P28">0 0 0 0 0 0 0 0 0 0 0 0 0 0 0 0 0 0 0 0 0 0 0 0 0 0 0 0 0 0 0 0 </text:p>
      <text:p text:style-name="P28">0 0 0 0 0 0 0 0 0 0 0 0 0 0 0 0 0 0 0 0 0 0 0 0 0 0 0 0 0 0 0 0 </text:p>
      <text:p text:style-name="P28">0 0 0 0 0 0 0 0 0 0 0 0 0 0 0 0 0 0 0 0 0 0 0 0 0 0 0 0 0 0 0 0 </text:p>
      <text:p text:style-name="P22"/>
      <text:p text:style-name="P15"/>
      <text:p text:style-name="P15"/>
      <text:p text:style-name="P15"/>
      <text:p text:style-name="P15"/>
      <text:p text:style-name="P15"/>
      <text:p text:style-name="P23">Word'font2' can watch a little bit even and odd character.</text:p>
      <text:p text:style-name="P10">Prop0 Cog6 ok</text:p>
      <text:p text:style-name="P34"><text:soft-page-break/>font2</text:p>
      <text:p text:style-name="P28"/>
      <text:p text:style-name="P28">$9000 </text:p>
      <text:p text:style-name="P30"/>
      <text:p text:style-name="P30"/>
      <text:p text:style-name="P30"/>
      <text:p text:style-name="P30"/>
      <text:p text:style-name="P30"/>
      <text:p text:style-name="P32"><text:s text:c="12"/># # # # # </text:p>
      <text:p text:style-name="P32"><text:s text:c="8"/># # # # # # # # # </text:p>
      <text:p text:style-name="P32"><text:s text:c="6"/># # # #!#!#!#!# # # # </text:p>
      <text:p text:style-name="P32"><text:s text:c="6"/># #!#! ! ! ! ! !#!# # </text:p>
      <text:p text:style-name="P32"><text:s text:c="4"/># #!#! ! ! ! ! ! ! !#!# # </text:p>
      <text:p text:style-name="P32"><text:s text:c="4"/>#!#!#! ! <text:s text:c="8"/>! !#!# # </text:p>
      <text:p text:style-name="P32"><text:s text:c="4"/>#!#!#! <text:s text:c="12"/>!#!#!# </text:p>
      <text:p text:style-name="P32"><text:s text:c="3"/>!#!#!# <text:s text:c="14"/>#!#!# </text:p>
      <text:p text:style-name="P32"><text:s text:c="3"/>!#!#!# <text:s text:c="3"/>! ! ! ! ! <text:s/>#!#!# </text:p>
      <text:p text:style-name="P32"><text:s text:c="3"/>!#!# # #!#!#!#!#!#!# #!#!# </text:p>
      <text:p text:style-name="P32"><text:s text:c="3"/>!#!# # #!#!# # #!#!# #!#!# </text:p>
      <text:p text:style-name="P32"><text:s text:c="3"/>!#!# # #!#!# # #!#!# #!#!# </text:p>
      <text:p text:style-name="P32"><text:s text:c="3"/>!#!# # <text:s/>! ! ! ! ! ! !#!#!# </text:p>
      <text:p text:style-name="P32"><text:s text:c="3"/>!#!#!# <text:s text:c="3"/>! ! ! <text:s text:c="2"/>! !#!# # </text:p>
      <text:p text:style-name="P32"><text:s text:c="3"/>!#!#!# <text:s text:c="14"/># # # </text:p>
      <text:p text:style-name="P32"><text:s text:c="4"/>#!#!#! <text:s text:c="13"/>#!#!# </text:p>
      <text:p text:style-name="P32"><text:s text:c="4"/>#!#!#! ! <text:s text:c="10"/>!#!#!# </text:p>
      <text:p text:style-name="P32"><text:s text:c="4"/># #!#! ! ! ! ! ! ! !#!# # </text:p>
      <text:p text:style-name="P32"><text:s text:c="4"/># # #! ! ! ! ! ! ! !# # # </text:p>
      <text:p text:style-name="P32"><text:s text:c="4"/># # # <text:s text:c="3"/>! ! ! ! <text:s text:c="3"/># # # </text:p>
      <text:p text:style-name="P32"><text:s text:c="4"/># # # <text:s text:c="14"/># # # </text:p>
      <text:p text:style-name="P32"><text:s text:c="4"/># # # <text:s text:c="14"/># # # </text:p>
      <text:p text:style-name="P2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3"><text:soft-page-break/>Word'font3' Display even/odd character <text:s/>separately</text:p>
      <text:p text:style-name="P11">Prop0 Cog6 ok</text:p>
      <text:p text:style-name="P35">font3</text:p>
      <text:p text:style-name="P31"/>
      <text:p text:style-name="P31"/>
      <text:p text:style-name="P31">$9000 </text:p>
      <text:p text:style-name="P33"/>
      <text:p text:style-name="P33"/>
      <text:p text:style-name="P33"/>
      <text:p text:style-name="P33"/>
      <text:p text:style-name="P33"/>
      <text:p text:style-name="P33"><text:s text:c="6"/>**** </text:p>
      <text:p text:style-name="P33"><text:s text:c="4"/>******** </text:p>
      <text:p text:style-name="P33"><text:s text:c="3"/>********** </text:p>
      <text:p text:style-name="P33"><text:s text:c="2"/>**** <text:s text:c="3"/>*** </text:p>
      <text:p text:style-name="P33"><text:s text:c="2"/>*** <text:s text:c="5"/>*** </text:p>
      <text:p text:style-name="P33"><text:s/>*** <text:s text:c="7"/>** </text:p>
      <text:p text:style-name="P33"><text:s/>*** <text:s/>***** ** </text:p>
      <text:p text:style-name="P33"><text:s/>** <text:s/>****** ** </text:p>
      <text:p text:style-name="P33"><text:s/>** <text:s/>** <text:s/>** ** </text:p>
      <text:p text:style-name="P33"><text:s/>** <text:s/>** <text:s/>** ** </text:p>
      <text:p text:style-name="P33"><text:s/>** <text:s/>********* </text:p>
      <text:p text:style-name="P33"><text:s/>*** <text:s/>*** *** </text:p>
      <text:p text:style-name="P33"><text:s/>*** </text:p>
      <text:p text:style-name="P33"><text:s text:c="2"/>*** <text:s text:c="6"/>** </text:p>
      <text:p text:style-name="P33"><text:s text:c="2"/>**** <text:s text:c="4"/>*** </text:p>
      <text:p text:style-name="P33"><text:s text:c="3"/>********** </text:p>
      <text:p text:style-name="P33"><text:s text:c="4"/>******** </text:p>
      <text:p text:style-name="P33"><text:s text:c="6"/>**** 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 text:c="5"/>***** </text:p>
      <text:p text:style-name="P33"><text:s text:c="3"/>********* </text:p>
      <text:p text:style-name="P33"><text:s text:c="2"/>*********** </text:p>
      <text:p text:style-name="P33"><text:s text:c="2"/>*** <text:s text:c="4"/>*** </text:p>
      <text:p text:style-name="P33"><text:s/>*** <text:s text:c="6"/>*** </text:p>
      <text:p text:style-name="P33"><text:s/>*** <text:s text:c="6"/>*** </text:p>
      <text:p text:style-name="P33"><text:s/>*** <text:s text:c="6"/>*** </text:p>
      <text:p text:style-name="P33"><text:s/>*** <text:s text:c="6"/>*** </text:p>
      <text:p text:style-name="P33"><text:s/>*** <text:s text:c="6"/>*** </text:p>
      <text:p text:style-name="P33"><text:s/>************* </text:p>
      <text:p text:style-name="P33"><text:s/>************* </text:p>
      <text:p text:style-name="P33"><text:s/>************* </text:p>
      <text:p text:style-name="P33"><text:s/>*** <text:s text:c="6"/>*** </text:p>
      <text:p text:style-name="P33"><text:s/>*** <text:s text:c="6"/>*** </text:p>
      <text:p text:style-name="P33"><text:s/>*** <text:s text:c="6"/>*** </text:p>
      <text:p text:style-name="P33"><text:s/>*** <text:s text:c="6"/>*** </text:p>
      <text:p text:style-name="P33"><text:s/>*** <text:s text:c="6"/>*** </text:p>
      <text:p text:style-name="P33"><text:s/>*** <text:s text:c="6"/>*** </text:p>
      <text:p text:style-name="P33"><text:s/>*** <text:s text:c="6"/>*** </text:p>
      <text:p text:style-name="P33"><text:s/>*** <text:s text:c="6"/>*** </text:p>
      <text:p text:style-name="P33"><text:s/>*** <text:s text:c="6"/>*** </text:p>
      <text:p text:style-name="P33"><text:s/>*** <text:s text:c="6"/>*** 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Operating on another cog</text:p>
      <text:p text:style-name="P26">When operating code on another cog, cogID is pointed out;</text:p>
      <text:p text:style-name="P26">: test 5 0 do i . loop ; </text:p>
      <text:p text:style-name="P26">c" test" 5 cogx </text:p>
      <text:p text:style-name="P24">Loading auto_cog.f</text:p>
      <text:p text:style-name="P24">Automatically, cogID is assigned on demo5;</text:p>
      <text:p text:style-name="P24"/>
      <text:p text:style-name="P28"><text:s text:c="5"/>Prop0 Cog6 ok </text:p>
      <text:p text:style-name="P28"><text:s text:c="5"/>auto_set_demo </text:p>
      <text:p text:style-name="P28"><text:s text:c="5"/>available cogID:5 </text:p>
      <text:p text:style-name="P28"><text:s text:c="5"/>available cogID:4 </text:p>
      <text:p text:style-name="P28"><text:s text:c="5"/>available cogID:3 </text:p>
      <text:p text:style-name="P28"><text:s text:c="5"/>available cogID:2 </text:p>
      <text:p text:style-name="P28"><text:s text:c="5"/>available cogID:1 </text:p>
      <text:p text:style-name="P28"><text:s text:c="5"/>available cogID:0 </text:p>
      <text:p text:style-name="P28"><text:s text:c="5"/>No free Cog </text:p>
      <text:p text:style-name="P28"><text:s text:c="5"/>Prop0 Cog6 ok </text:p>
      <text:p text:style-name="P28"><text:s text:c="5"/></text:p>
      <text:p text:style-name="P28"><text:s text:c="5"/>cogID:0x60543210 </text:p>
      <text:p text:style-name="P28"><text:s text:c="5"/>Cog:0 <text:s/>#io chan:1 <text:s text:c="18"/>RUNNING TEST-F </text:p>
      <text:p text:style-name="P28"><text:s text:c="5"/>Cog:1 <text:s/>#io chan:1 <text:s text:c="18"/>RUNNING TEST-E </text:p>
      <text:p text:style-name="P28"><text:s text:c="5"/>Cog:2 <text:s/>#io chan:1 <text:s text:c="18"/>RUNNING TEST-D </text:p>
      <text:p text:style-name="P28"><text:s text:c="5"/>Cog:3 <text:s/>#io chan:1 <text:s text:c="18"/>RUNNING TEST-C </text:p>
      <text:p text:style-name="P28"><text:s text:c="5"/>Cog:4 <text:s/>#io chan:1 <text:s text:c="18"/>RUNNING TEST-B </text:p>
      <text:p text:style-name="P28"><text:s text:c="5"/>Cog:5 <text:s/>#io chan:1 <text:s text:c="18"/>RUNNING TEST-A </text:p>
      <text:p text:style-name="P28"><text:s text:c="5"/>Cog:6 <text:s/>#io chan:1 PropForth v5.5 2013Feb20 11:30 0 <text:s/>6(0)-&gt;7(0) </text:p>
      <text:p text:style-name="P28"><text:s text:c="5"/>Cog:7 <text:s/>#io chan:1 <text:s text:c="26"/>SERIAL <text:s/>7(0)-&gt;6(0) </text:p>
      <text:p text:style-name="P28"><text:s text:c="5"/>Prop0 Cog6 ok </text:p>
      <text:p text:style-name="P29"/>
      <text:p text:style-name="P28"><text:s text:c="5"/>-- Reset specified cog </text:p>
      <text:p text:style-name="P28"><text:s text:c="5"/>Prop0 Cog6 ok </text:p>
      <text:p text:style-name="P28"><text:s text:c="5"/>1 cog_reset </text:p>
      <text:p text:style-name="P28"/>
      <text:p text:style-name="P28"><text:s text:c="5"/>CON:Prop0 Cog1 RESET - last status: 0 ok </text:p>
      <text:p text:style-name="P28"><text:s/></text:p>
      <text:p text:style-name="P28"><text:s text:c="5"/>Cog:0 <text:s/>#io chan:1 <text:s text:c="18"/>RUNNING TEST-F </text:p>
      <text:p text:style-name="P28"><text:s text:c="5"/>Cog:1 <text:s/>#io chan:1 PropForth v5.5 2013Feb20 11:30 0 </text:p>
      <text:p text:style-name="P28"><text:s text:c="5"/>Cog:2 <text:s/>#io chan:1 <text:s text:c="18"/>RUNNING TEST-D </text:p>
      <text:p text:style-name="P28"><text:s text:c="5"/>Cog:3 <text:s/>#io chan:1 <text:s text:c="18"/>RUNNING TEST-C </text:p>
      <text:p text:style-name="P28"><text:s text:c="5"/>Cog:4 <text:s/>#io chan:1 <text:s text:c="18"/>RUNNING TEST-B </text:p>
      <text:p text:style-name="P28"><text:s text:c="5"/>Cog:5 <text:s/>#io chan:1 <text:s text:c="18"/>RUNNING TEST-A </text:p>
      <text:p text:style-name="P28"><text:s text:c="5"/>Cog:6 <text:s/>#io chan:1 PropForth v5.5 2013Feb20 11:30 0 <text:s/>6(0)-&gt;7(0) </text:p>
      <text:p text:style-name="P28"><text:s text:c="5"/>Cog:7 <text:s/>#io chan:1 <text:s text:c="26"/>SERIAL <text:s/>7(0)-&gt;6(0) </text:p>
      <text:p text:style-name="P28"><text:s text:c="5"/>cogID:0x50054320 </text:p>
      <text:p text:style-name="P28"><text:s text:c="5"/>Prop0 Cog6 ok </text:p>
      <text:p text:style-name="P28"><text:s text:c="5"/></text:p>
      <text:p text:style-name="P28"><text:soft-page-break/><text:s text:c="5"/>4 cog_reset </text:p>
      <text:p text:style-name="P28"/>
      <text:p text:style-name="P28"><text:s text:c="5"/>CON:Prop0 Cog4 RESET - last status: 0 ok </text:p>
      <text:p text:style-name="P28"/>
      <text:p text:style-name="P28"><text:s text:c="5"/>Cog:0 <text:s/>#io chan:1 <text:s text:c="18"/>RUNNING TEST-F </text:p>
      <text:p text:style-name="P28"><text:s text:c="5"/>Cog:1 <text:s/>#io chan:1 PropForth v5.5 2013Feb20 11:30 0 </text:p>
      <text:p text:style-name="P28"><text:s text:c="5"/>Cog:2 <text:s/>#io chan:1 <text:s text:c="18"/>RUNNING TEST-D </text:p>
      <text:p text:style-name="P28"><text:s text:c="5"/>Cog:3 <text:s/>#io chan:1 <text:s text:c="18"/>RUNNING TEST-C </text:p>
      <text:p text:style-name="P28"><text:s text:c="5"/>Cog:4 <text:s/>#io chan:1 PropForth v5.5 2013Feb20 11:30 0 </text:p>
      <text:p text:style-name="P28"><text:s text:c="5"/>Cog:5 <text:s/>#io chan:1 <text:s text:c="18"/>RUNNING TEST-A </text:p>
      <text:p text:style-name="P28"><text:s text:c="5"/>Cog:6 <text:s/>#io chan:1 PropForth v5.5 2013Feb20 11:30 0 <text:s/>6(0)-&gt;7(0) </text:p>
      <text:p text:style-name="P28"><text:s text:c="5"/>Cog:7 <text:s/>#io chan:1 <text:s text:c="26"/>SERIAL <text:s/>7(0)-&gt;6(0) </text:p>
      <text:p text:style-name="P28"><text:s text:c="5"/>cogID:0x40005320 </text:p>
      <text:p text:style-name="P28"><text:s text:c="5"/>Prop0 Cog6 ok </text:p>
      <text:p text:style-name="P28"/>
      <text:p text:style-name="P28"><text:s text:c="5"/>-- Display each cog's string </text:p>
      <text:p text:style-name="P28"><text:s text:c="5"/>0 cog_string </text:p>
      <text:p text:style-name="P28"><text:s text:c="5"/>RUNNING TEST-F </text:p>
      <text:p text:style-name="P28"><text:s text:c="5"/>Prop0 Cog6 ok </text:p>
      <text:p text:style-name="P28"><text:s text:c="5"/>1 cog_string </text:p>
      <text:p text:style-name="P28"><text:s text:c="5"/>PropForth v5.5 2013Feb20 11:30 0 </text:p>
      <text:p text:style-name="P28"><text:s text:c="5"/>Prop0 Cog6 ok </text:p>
      <text:p text:style-name="P28"><text:s text:c="5"/>7 cog_string </text:p>
      <text:p text:style-name="P28"><text:s text:c="5"/>SERIAL </text:p>
      <text:p text:style-name="P28"><text:s text:c="5"/>Prop0 Cog6 ok </text:p>
      <text:p text:style-name="P29"/>
      <text:p text:style-name="P29"><text:s text:c="3"/>-- Reset all cogs --</text:p>
      <text:p text:style-name="P28"><text:s text:c="5"/>all_cog_reset </text:p>
      <text:p text:style-name="P28"/>
      <text:p text:style-name="P28"><text:s text:c="5"/>CON:Prop0 Cog0 RESET - last status: 0 ok </text:p>
      <text:p text:style-name="P28"/>
      <text:p text:style-name="P28"><text:s text:c="5"/>CON:Prop0 Cog2 RESET - last status: 0 ok </text:p>
      <text:p text:style-name="P28"/>
      <text:p text:style-name="P28"><text:s text:c="5"/>CON:Prop0 Cog3 RESET - last status: 0 ok </text:p>
      <text:p text:style-name="P28"/>
      <text:p text:style-name="P28"><text:s text:c="5"/>CON:Prop0 Cog5 RESET - last status: 0 ok </text:p>
      <text:p text:style-name="P28"/>
      <text:p text:style-name="P28"><text:s text:c="5"/>Cog:0 <text:s/>#io chan:1 PropForth v5.5 2013Feb20 11:30 0 </text:p>
      <text:p text:style-name="P28"><text:s text:c="5"/>Cog:1 <text:s/>#io chan:1 PropForth v5.5 2013Feb20 11:30 0 </text:p>
      <text:p text:style-name="P28"><text:s text:c="5"/>Cog:2 <text:s/>#io chan:1 PropForth v5.5 2013Feb20 11:30 0 </text:p>
      <text:p text:style-name="P28"><text:s text:c="5"/>Cog:3 <text:s/>#io chan:1 PropForth v5.5 2013Feb20 11:30 0 </text:p>
      <text:p text:style-name="P28"><text:s text:c="5"/>Cog:4 <text:s/>#io chan:1 PropForth v5.5 2013Feb20 11:30 0 </text:p>
      <text:p text:style-name="P28"><text:s text:c="5"/>Cog:5 <text:s/>#io chan:1 PropForth v5.5 2013Feb20 11:30 0 </text:p>
      <text:p text:style-name="P28"><text:s text:c="5"/>Cog:6 <text:s/>#io chan:1 PropForth v5.5 2013Feb20 11:30 0 <text:s/>6(0)-&gt;7(0) </text:p>
      <text:p text:style-name="P28"><text:s text:c="5"/>Cog:7 <text:s/>#io chan:1 <text:s text:c="26"/>SERIAL <text:s/>7(0)-&gt;6(0) </text:p>
      <text:p text:style-name="P27"><text:span text:style-name="T1"><text:s text:c="5"/>Prop0 Cog6 ok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Geneva" svg:font-family="Geneva" style:font-pitch="variable"/>
    <style:font-face style:name="Century Schoolbook L" svg:font-family="'Century Schoolbook L'" style:font-adornments="Roman" style:font-family-generic="roman" style:font-pitch="variable"/>
    <style:font-face style:name="Century Schoolbook L2" svg:font-family="'Century Schoolbook L'" style:font-adornments="斜体" style:font-family-generic="roman" style:font-pitch="variable"/>
    <style:font-face style:name="IPA P明朝" svg:font-family="'IPA P明朝'" style:font-family-generic="roman" style:font-pitch="variable"/>
    <style:font-face style:name="Century Schoolbook L1" svg:font-family="'Century Schoolbook L'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IPA P明朝" fo:font-size="12pt" fo:language="en" fo:country="US" style:letter-kerning="true" style:font-name-asian="VL Pゴシック1" style:font-size-asian="12pt" style:language-asian="ja" style:country-asian="JP" style:font-name-complex="VL Pゴシック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 P明朝" fo:font-size="12pt" fo:language="en" fo:country="US" style:letter-kerning="true" style:font-name-asian="VL Pゴシック1" style:font-size-asian="12pt" style:language-asian="ja" style:country-asian="JP" style:font-name-complex="VL Pゴシック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L Pゴシック" fo:font-family="'VL Pゴシック'" style:font-family-generic="swiss" style:font-pitch="variable" fo:font-size="14pt" style:font-name-asian="VL Pゴシック1" style:font-family-asian="'VL Pゴシック'" style:font-family-generic-asian="system" style:font-pitch-asian="variable" style:font-size-asian="14pt" style:font-name-complex="VL Pゴシック1" style:font-family-complex="'VL Pゴシック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70feb7d99726f064edab4605a8ab840c50ec57a</meta:generator>
    <meta:initial-creator>kaz</meta:initial-creator>
    <meta:creation-date>2013-09-28T20:30:01</meta:creation-date>
    <dc:creator>kaz </dc:creator>
    <dc:date>2016-01-07T15:58:07.677961450</dc:date>
    <meta:editing-cycles>26</meta:editing-cycles>
    <meta:editing-duration>PT3H30M54S</meta:editing-duration>
    <meta:document-statistic meta:table-count="0" meta:image-count="0" meta:object-count="0" meta:page-count="12" meta:paragraph-count="453" meta:word-count="3284" meta:character-count="15323" meta:non-whitespace-character-count="10359"/>
    <meta:user-defined meta:name="情報 1"/>
    <meta:user-defined meta:name="情報 2"/>
    <meta:user-defined meta:name="情報 3"/>
    <meta:user-defined meta:name="情報 4"/>
  </office:meta>
</office:document-meta>
</file>